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fo:padding="0.1201in" fo:border-left="none" fo:border-right="none" fo:border-top="0.06pt solid #000000" fo:border-bottom="0.06pt solid #000000"/>
      <style:text-properties fo:font-weight="normal" officeooo:paragraph-rsid="0033b998" style:font-weight-asian="normal" style:font-weight-complex="normal"/>
    </style:style>
    <style:style style:name="P2" style:family="paragraph" style:parent-style-name="Heading_20_1">
      <style:paragraph-properties fo:text-align="center" style:justify-single-word="false" fo:padding="0.1201in" fo:border-left="none" fo:border-right="none" fo:border-top="0.06pt solid #000000" fo:border-bottom="0.06pt solid #000000"/>
      <style:text-properties fo:font-weight="normal" officeooo:rsid="0033b998" officeooo:paragraph-rsid="0033b998" style:font-weight-asian="normal" style:font-weight-complex="normal"/>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loext:opacity="100%" style:font-name="Georgia" fo:letter-spacing="normal" fo:font-style="normal" officeooo:rsid="00216cb2" officeooo:paragraph-rsid="0033b998" style:font-style-asian="normal" style:font-style-complex="normal"/>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loext:opacity="100%" style:font-name="Georgia" fo:font-size="12pt" fo:letter-spacing="normal" fo:font-style="normal" fo:font-weight="normal" officeooo:rsid="00216cb2" officeooo:paragraph-rsid="0033b998" style:font-style-asian="normal" style:font-style-complex="normal"/>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loext:opacity="100%" style:font-name="Georgia" fo:font-size="12pt" fo:letter-spacing="normal" fo:font-style="normal" fo:font-weight="normal" officeooo:paragraph-rsid="001a5a93"/>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loext:opacity="100%" style:font-name="Georgia" fo:font-size="12pt" fo:letter-spacing="normal" fo:font-style="normal" fo:font-weight="normal" officeooo:rsid="0033b998" officeooo:paragraph-rsid="0033b998"/>
    </style:style>
    <style:style style:name="P7"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1beb59"/>
    </style:style>
    <style:style style:name="P8"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333333" loext:opacity="100%" style:font-name="Arial1" fo:font-size="12pt" fo:letter-spacing="normal" fo:font-style="normal" fo:font-weight="bold" officeooo:rsid="001d4656" officeooo:paragraph-rsid="001d4656" style:font-weight-asian="bold" style:font-weight-complex="bold"/>
    </style:style>
    <style:style style:name="P10"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rsid="001cf10c" officeooo:paragraph-rsid="001cf10c"/>
    </style:style>
    <style:style style:name="P11"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20c81d"/>
    </style:style>
    <style:style style:name="P12"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rsid="0027a1eb" officeooo:paragraph-rsid="0027a1eb"/>
    </style:style>
    <style:style style:name="P13"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rsid="00236c0c" officeooo:paragraph-rsid="00236c0c"/>
    </style:style>
    <style:style style:name="P14"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rsid="002b5129" officeooo:paragraph-rsid="002b5129"/>
    </style:style>
    <style:style style:name="P15" style:family="paragraph" style:parent-style-name="Text_20_body">
      <style:paragraph-properties fo:margin-left="0in" fo:margin-right="0in" fo:orphans="2" fo:widows="2" fo:text-indent="0in" style:auto-text-indent="false"/>
      <style:text-properties fo:font-variant="normal" fo:text-transform="none" fo:color="#333333" loext:opacity="100%" style:font-name="Arial1" fo:font-size="12pt" fo:letter-spacing="normal" fo:font-style="normal" fo:font-weight="bold" officeooo:rsid="0027a1eb" officeooo:paragraph-rsid="0027a1eb" style:font-weight-asian="bold" style:font-weight-complex="bold"/>
    </style:style>
    <style:style style:name="P16"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rsid="002e4354" officeooo:paragraph-rsid="00320ef5"/>
    </style:style>
    <style:style style:name="P17"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rsid="00320ef5" officeooo:paragraph-rsid="00320ef5"/>
    </style:style>
    <style:style style:name="P18"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2e4354"/>
    </style:style>
    <style:style style:name="P19" style:family="paragraph" style:parent-style-name="Text_20_body" style:list-style-name="L1">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style:style>
    <style:style style:name="P20"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2f70a2"/>
    </style:style>
    <style:style style:name="P21"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rsid="002f70a2" officeooo:paragraph-rsid="002f70a2"/>
    </style:style>
    <style:style style:name="P22" style:family="paragraph" style:parent-style-name="Standard">
      <style:text-properties style:font-name="Georgia"/>
    </style:style>
    <style:style style:name="T1" style:family="text">
      <style:text-properties fo:font-size="12pt" fo:font-weight="normal"/>
    </style:style>
    <style:style style:name="T2" style:family="text">
      <style:text-properties officeooo:rsid="001a5a93"/>
    </style:style>
    <style:style style:name="T3" style:family="text">
      <style:text-properties officeooo:rsid="001beb59"/>
    </style:style>
    <style:style style:name="T4" style:family="text">
      <style:text-properties officeooo:rsid="003982b1"/>
    </style:style>
    <style:style style:name="T5" style:family="text">
      <style:text-properties officeooo:rsid="0020c81d"/>
    </style:style>
    <style:style style:name="T6" style:family="text">
      <style:text-properties officeooo:rsid="0027a1eb"/>
    </style:style>
    <style:style style:name="T7" style:family="text">
      <style:text-properties officeooo:rsid="001d4656"/>
    </style:style>
    <style:style style:name="T8" style:family="text">
      <style:text-properties officeooo:rsid="0039925a"/>
    </style:style>
    <style:style style:name="T9" style:family="text">
      <style:text-properties officeooo:rsid="0021b900"/>
    </style:style>
    <style:style style:name="T10" style:family="text">
      <style:text-properties officeooo:rsid="002970b7"/>
    </style:style>
    <style:style style:name="T11" style:family="text">
      <style:text-properties officeooo:rsid="002c5480"/>
    </style:style>
    <style:style style:name="T12" style:family="text">
      <style:text-properties officeooo:rsid="002f70a2"/>
    </style:style>
    <style:style style:name="T13" style:family="text">
      <style:text-properties officeooo:rsid="00256abe"/>
    </style:style>
    <style:style style:name="T14" style:family="text">
      <style:text-properties officeooo:rsid="0024d36e"/>
    </style:style>
    <style:style style:name="T15" style:family="text">
      <style:text-properties officeooo:rsid="0025a92d"/>
    </style:style>
    <style:style style:name="T16" style:family="text">
      <style:text-properties officeooo:rsid="003a11f6"/>
    </style:style>
    <style:style style:name="T17" style:family="text">
      <style:text-properties officeooo:rsid="00320ef5"/>
    </style:style>
    <style:style style:name="T18" style:family="text">
      <style:text-properties officeooo:rsid="003b910b"/>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Best Practice -</text:h>
      <text:h text:style-name="P2" text:outline-level="1">You Really Don’t Need To Master Manual Mode</text:h>
      <text:p text:style-name="P3"><text:span text:style-name="T1"/></text:p>
      <text:p text:style-name="P4">Don Althaus, M.A.</text:p>
      <text:p text:style-name="P5"><text:span text:style-name="T2">Despite the popular contention, you really don’t have to learn to use the manual mode in any </text:span><text:span text:style-name="T3">modern digital</text:span><text:span text:style-name="T2"> camera. </text:span><text:span text:style-name="T3">Th</text:span><text:span text:style-name="T4">is</text:span><text:span text:style-name="T3"> continued insistence is</text:span> <text:span text:style-name="T3">really </text:span>one of those mixed messages <text:span text:style-name="T3">we keep getting in photography</text:span>. It’s been around for awhile and shows little chance of going away any time soon…</text:p>
      <text:p text:style-name="P6">The reality is that the photographs produced either in “Auto” mode or a “Manual” mode are of equal quality.</text:p>
      <text:p text:style-name="P7"><text:span text:style-name="T3">A</text:span><text:span text:style-name="T4">n observation</text:span><text:span text:style-name="T3"> first…</text:span></text:p>
      <text:p text:style-name="P7">The photographic press heaps significant praise on all of the new, super whiz-bang, high-tech stuff. Be it a camera or a monitor or a tablet or software. Sometimes it’s praise that holds we cant live without whatever the product is. Sometimes it’s praise that we can’t live without the update. <text:span text:style-name="T4">Sometimes it holds that the product will allow the warm light of creativity to shine on us.</text:span> Sometimes it’s praise that simply says that whatever it is will make photography easier, more productive, better, more… something.</text:p>
      <text:p text:style-name="P8">And then the same photographic press advises, admonishes, argues, cajoles, proselytizes, and promulgates (yes, even to the extent of nailing the edict to the door of the digital cathedral) that we should forget all of that heaping praise, ignore all of the technology advances and do everything manually – setting exposures, adjusting flash, post processing our stuff. All manually. That’s how “real photographers” do it. <text:span text:style-name="T4">(Well, maybe not post processing… but that is for another time!)</text:span></text:p>
      <text:p text:style-name="P8">This “manual-only” tradition has deep roots in photography going back to the 1960’s with the reactions to Agfa and Canon boasting cameras with rudimentary aperture priority control systems. The negative reactions kept going through the next three decades as the auto-exposure systems kept getting more refined, more accurate and therefore more usable.</text:p>
      <text:p text:style-name="P8">When rudimentary auto-focus systems began to appear in the 1970’s the “manual-0nly” movement became entrenched and the rest, as they say, is history.</text:p>
      <text:p text:style-name="P8">Let’s face it, photography is a tribal practice and we generally practice as we were taught. We seek out those who support our approach. Thus the “manual-only” movement has persisted, morphing into <text:span text:style-name="T5">a</text:span> “manual-everywhere-<text:span text:style-name="T6">in</text:span>-everything” movement <text:span text:style-name="T5">that doesn’t deny the technology it just simply ignores it when convenient</text:span>.</text:p>
      <text:p text:style-name="P9">The <text:span text:style-name="T5">Smartphone Camera</text:span></text:p>
      <text:p text:style-name="P10"><text:soft-page-break/><text:span text:style-name="T5">While t</text:span><text:span text:style-name="T7">he</text:span><text:span text:style-name="T5"> </text:span><text:span text:style-name="T8">smartphone camera </text:span><text:span text:style-name="T7">technology </text:span><text:span text:style-name="T5">we have now</text:span><text:span text:style-name="T7"> </text:span><text:span text:style-name="T8">started to develop</text:span><text:span text:style-name="T7"> seven or eight </text:span><text:span text:style-name="T8">release cycles ago</text:span><text:span text:style-name="T7"> </text:span><text:span text:style-name="T8">(Galaxy s7, iPhone 7, etc.)</text:span><text:span text:style-name="T7">, the</text:span> not-needing-to-learn-manual idea has really come to the fore with the advancements seen in the last three or four release cycles. The technology built into these cameras has simply made <text:span text:style-name="T7">the need to </text:span><text:span text:style-name="T8">rely on</text:span><text:span text:style-name="T7"> manual </text:span><text:span text:style-name="T8">camera control </text:span><text:span text:style-name="T7">obsolete. </text:span></text:p>
      <text:p text:style-name="P11"><text:span text:style-name="T5">With the new technology the camera </text:span><text:span text:style-name="T9">in a smartphone evaluates the scene for all of those technical considerations – ISO, shutter speed, white balance, depth, dynamic range, etc., freeing you to concentrate on the composition of the photograph </text:span><text:span text:style-name="T8">that tells the subjects story</text:span><text:span text:style-name="T9">. It also allows you to concentrate on selecting the exposure/focus point and then adjust the photograph based on that selection. </text:span></text:p>
      <text:p text:style-name="P12">When conditions change, the smartphone camera adapts to those changes automatically. <text:span text:style-name="T10">You get full TTL flash automatically </text:span><text:span text:style-name="T8">that</text:span><text:span text:style-name="T10"> can be used as an auto fill flash. Night mode kicks in on most top tier and second tier flagship smartphone cameras automatically.</text:span> <text:span text:style-name="T11">On many smartphone cameras an auto-macro mode kicks in when close focusing is detected. </text:span><text:span text:style-name="T12">Scene recognition kicks in automatically to tailor the exposure. </text:span><text:span text:style-name="T8">And on and on...</text:span></text:p>
      <text:p text:style-name="P13"><text:span text:style-name="T8">T</text:span>here is no fumbling with lenses, <text:s/>no messing around with flash units, no digging in an overstuffed camera bag <text:span text:style-name="T6">and no digging through layers of menus</text:span>. <text:span text:style-name="T8">The focus has shifted to </text:span>now being able to spend a lot more time and effort identifying the scene and evaluating that scene for the content you want in the photograph. <text:span text:style-name="T8">Content that tells the subject’s story.</text:span> After all of that work <text:span text:style-name="T6">of conceiving the photograph</text:span>, tap the screen where you want the focus/exposure point and make the exposure.</text:p>
      <text:p text:style-name="P13">It puts the creativity back into the photograph.</text:p>
      <text:p text:style-name="P13">Period.</text:p>
      <text:p text:style-name="P13">Full stop. </text:p>
      <text:p text:style-name="P13">Very simply, <text:span text:style-name="T13">it is now</text:span><text:span text:style-name="T14"> at the point where </text:span>you know what you want <text:span text:style-name="T13">and</text:span> the camera has the technology to “know” how the get it. <text:span text:style-name="T15">And the thing the “manual-everywhere-</text:span><text:span text:style-name="T6">in</text:span><text:span text:style-name="T15">-everything” bunch is going to have to accept is that the greatest level of development is in the smartphone camera area.</text:span></text:p>
      <text:p text:style-name="P14">Now, some Android based smartphones <text:span text:style-name="T11">and some </text:span><text:span text:style-name="T16">iPhone </text:span><text:span text:style-name="T11">camera apps </text:span>offer a “Pro” <text:span text:style-name="T11">or “Manual” </text:span>mode <text:span text:style-name="T16">that allows</text:span> you <text:span text:style-name="T16">to</text:span> control a lot of the exposure parameters that the camera controls and sets in “Photo” mode. These <text:span text:style-name="T11">can </text:span>include ISO, shutter speed, manual focus, <text:span text:style-name="T11">focus mode, exposure mode,</text:span> color balance, white balance, tint, saturation, highlights, shadows and probably some others. If you are working in a studio setting with inanimate objects it might be OK to play around with some of thees settings; just remember where you are so you don’t get lost in the menus and have to start all over. <text:span text:style-name="T16">But it’s probably way too much in the “wild”.</text:span> <text:s text:c="3"/></text:p>
      <text:p text:style-name="P15">Mirrorless / dSLR cameras</text:p>
      <text:p text:style-name="P16">Camera manufacturers offer several different auto modes. The thing to remember here is that...</text:p>
      <text:p text:style-name="P16"><text:soft-page-break/><text:span text:style-name="T17">First, </text:span>these modes <text:span text:style-name="T16">range from</text:span> “Manual Very Light” (full auto mode) <text:span text:style-name="T16">through</text:span> “Manual Light” (program mode) <text:span text:style-name="T16">rending with</text:span> Manual Transition (program shift mode) <text:span text:style-name="T16">(</text:span>it only gets more confusing from here<text:span text:style-name="T16">)</text:span>. <text:span text:style-name="T17">And...</text:span></text:p>
      <text:p text:style-name="P17">Second, a lot of the auto <text:span text:style-name="T16">modes</text:span> in these cameras <text:span text:style-name="T16">are</text:span> not quite as advanced as <text:span text:style-name="T16">those found in </text:span>smartphone cameras which is why the multiple modes and the controllable functions within those modes are offered.</text:p>
      <text:p text:style-name="P18"><text:span text:style-name="T16">W</text:span><text:span text:style-name="T11">hen you are running a mirrorless or dSLR i</text:span>n full auto mode everything from the ISO to white balance is essentially under the camera’s control. <text:span text:style-name="T11">S</text:span>ome systems have <text:span text:style-name="T12">allow you to use</text:span> exposure compensation control and turn the flash off, <text:span text:style-name="T12">set to auto or to fully on</text:span>.</text:p>
      <text:p text:style-name="P8"><text:span text:style-name="T11">Some manufacturers provide so-called “</text:span>scene selection” …</text:p>
      <text:list text:style-name="L1">
        <text:list-item>
          <text:p text:style-name="P19">Sports or Action mode favors a faster shutter speed to stop action.</text:p>
        </text:list-item>
        <text:list-item>
          <text:p text:style-name="P19">Portrait mode favors a wider aperture to blur the background.</text:p>
        </text:list-item>
        <text:list-item>
          <text:p text:style-name="P19">Night Portrait tries to balance flash exposure of the subject with longer shutter speeds to capture background details.</text:p>
        </text:list-item>
        <text:list-item>
          <text:p text:style-name="P19">Landscape mode favors a smaller aperture to bring more of the scene in focus.</text:p>
        </text:list-item>
        <text:list-item>
          <text:p text:style-name="P19">Macro favors extreme close focusing.</text:p>
        </text:list-item>
      </text:list>
      <text:p text:style-name="P20">There are other more specialized modes that are available – photographing snow scenes, water scenes, candlelight mode, pet mode, etc. All these impact ISO, shutter speed, aperture, white balance, etc., and in fairness, not all of these modes are on all cameras. </text:p>
      <text:p text:style-name="P21">The trick here is to know what all of these different scenic modes do and when to use them. </text:p>
      <text:p text:style-name="P18">When the camera is in ‘advanced auto’ or ‘program mode’ the process changes. The camera will automatically set the ISO, aperture and shutter speed for proper exposure of the scene but there are a number of controls the photographer can access <text:span text:style-name="T18">including e</text:span>xposure compensation, <text:span text:style-name="T18">m</text:span>etering pattern<text:span text:style-name="T18">s, a</text:span>uto focus pattern<text:span text:style-name="T18">s, white balance, f</text:span>lash <text:span text:style-name="T18">control, etc</text:span>.</text:p>
      <text:p text:style-name="P8">And then there is the ‘Program Shift’ mode. Here the camera will automatically set the exposure – ISO, aperture and shutter spreed – but now, even these parameters are under your control. Need to go to a faster shutter speed? Turn the control dial and you get it. Need a smaller aperture? Turn the control dial and you get it. All this while balancing the other parameters to maintain a proper exposure. This is as close to “manual” as you can get.</text:p>
      <text:p text:style-name="P8">On to mastering manual flash… again not necessary. In Program mode or Program Shift mode you can choose to have the flash fire all the time, only when needed or not at all.</text:p>
      <text:p text:style-name="P8">Here are the three best kept secrets to using different modes in any <text:span text:style-name="T12">discrete </text:span>camera-</text:p>
      <text:p text:style-name="P8">FIRST – READ THE OWNERS MANUAL AND DISCOVER ALL OF THE THINGS YOUR CAMERA CAN DO IN AUTO MODE, PROGRAM MODE OR PROGRAM SHIFT MODE. AND THEN DISCOVER ALL OF THE THINGS YOU CAN DO WHEN USING AUTO MODE. It <text:soft-page-break/>doesn’t matter if it’s the latest fire breathing, dial laden, button festooned model or <text:span text:style-name="T12">an entry level camera</text:span>. You will be light years ahead.</text:p>
      <text:p text:style-name="P8">SECOND – Take the time and put in the effort to learn the menus in your camera and how to get to the features you want quickly. If you know where things are and how to get to them without hunting and guessing you will be light years ahead.</text:p>
      <text:p text:style-name="P8">THIRD – Master the half-push. This is a feature common to almost all discrete dSLR and mirrorless digital cameras. Once you get your photograph set with the composition you want, the lighting you want, etc., giving the shutter release a half-push will set both the focus and the exposure.</text:p>
      <text:p text:style-name="P8">The more familiar you are with the operation of the camera the more you will be… light years ahead.</text:p>
      <text:p text:style-name="P8">Having gone through all of this, there are several reason why shooting in any of the auto modes simply makes sense…</text:p>
      <text:p text:style-name="P8">The primary reason for using one of the auto modes is that they simply work. They are flexible enough to adapt to whatever situation you are in, they produce excellent results and they do it consistently exposure after exposure. End of story.</text:p>
      <text:p text:style-name="P8">Using auto modes allows you to concentrate on the subject you are photographing. There is no worry about ISO settings, aperture setting or shutter speed settings. There is no worry about whether the flash is set correctly. All of that is handled by the “intelligence” in the camera, allowing you to concentrate on the most difficult part of photography, telling the subject’s story.</text:p>
      <text:p text:style-name="P8">Finally keeping the camera in auto mode means important, spontaneous photographs that would have been missed if the camera needed to be set won’t be. Regardless of how quickly you can make the necessary adjustments auto mode still quicker – split second pause on half-push through to full-push and photograph.</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4T12:09:20.784000000</meta:creation-date>
    <dc:date>2024-12-02T11:54:13.601000000</dc:date>
    <meta:editing-duration>PT2H24M19S</meta:editing-duration>
    <meta:editing-cycles>17</meta:editing-cycles>
    <meta:generator>LibreOffice/24.8.3.2$Windows_X86_64 LibreOffice_project/48a6bac9e7e268aeb4c3483fcf825c94556d9f92</meta:generator>
    <meta:document-statistic meta:table-count="0" meta:image-count="0" meta:object-count="0" meta:page-count="4" meta:paragraph-count="46" meta:word-count="1620" meta:character-count="9658" meta:non-whitespace-character-count="8070"/>
  </office:meta>
</office:document-meta>
</file>